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69cd6" loext:opacity="100%" style:font-name="Consolas" fo:font-size="10.5pt" fo:font-weight="bold" officeooo:rsid="00115858" officeooo:paragraph-rsid="00115858" fo:background-color="transparent"/>
    </style:style>
    <style:style style:name="P2" style:family="paragraph" style:parent-style-name="Standard">
      <style:paragraph-properties style:line-height-at-least="0.503cm"/>
      <style:text-properties fo:color="#569cd6" loext:opacity="100%" style:font-name="Consolas" fo:font-size="10.5pt" fo:font-weight="bold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loext:opacity="0%" officeooo:paragraph-rsid="0017c66b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49850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61958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7c66b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15858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/>
    </style:style>
    <style:style style:name="T1" style:family="text">
      <style:text-properties officeooo:rsid="00115858"/>
    </style:style>
    <style:style style:name="T2" style:family="text">
      <style:text-properties officeooo:rsid="0011585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5858" style:font-style-asian="italic" style:font-style-complex="italic"/>
    </style:style>
    <style:style style:name="T6" style:family="text">
      <style:text-properties fo:font-style="italic" officeooo:rsid="00129fca" style:font-style-asian="italic" style:font-style-complex="italic"/>
    </style:style>
    <style:style style:name="T7" style:family="text">
      <style:text-properties fo:font-style="italic" officeooo:rsid="00149850" style:font-style-asian="italic" style:font-style-complex="italic"/>
    </style:style>
    <style:style style:name="T8" style:family="text">
      <style:text-properties fo:font-style="italic" officeooo:rsid="00161958" style:font-style-asian="italic" style:font-style-complex="italic"/>
    </style:style>
    <style:style style:name="T9" style:family="text">
      <style:text-properties fo:font-style="italic" officeooo:rsid="0017c66b" style:font-style-asian="italic" style:font-style-complex="italic"/>
    </style:style>
    <style:style style:name="T10" style:family="text"/>
    <style:style style:name="T11" style:family="text">
      <style:text-properties officeooo:rsid="00129fca"/>
    </style:style>
    <style:style style:name="T12" style:family="text">
      <style:text-properties officeooo:rsid="00129fca"/>
    </style:style>
    <style:style style:name="T13" style:family="text">
      <style:text-properties officeooo:rsid="00149850"/>
    </style:style>
    <style:style style:name="T14" style:family="text">
      <style:text-properties officeooo:rsid="00161958"/>
    </style:style>
    <style:style style:name="T15" style:family="text">
      <style:text-properties officeooo:rsid="00168dca"/>
    </style:style>
    <style:style style:name="T16" style:family="text">
      <style:text-properties officeooo:rsid="0017c66b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style:font-name="Consolas" fo:font-size="10.5pt" fo:font-weight="normal" officeooo:rsid="0017c66b"/>
    </style:style>
    <style:style style:name="T19" style:family="text">
      <style:text-properties style:font-name="Consolas" fo:font-size="10.5pt" fo:font-weight="normal" officeooo:rsid="00161958"/>
    </style:style>
    <style:style style:name="T20" style:family="text">
      <style:text-properties style:font-name="Consolas" fo:font-size="10.5pt" fo:font-weight="normal" fo:background-color="transparent" loext:char-shading-value="0"/>
    </style:style>
    <style:style style:name="T21" style:family="text">
      <style:text-properties style:font-name="Consolas" fo:font-size="10.5pt" fo:font-weight="normal" officeooo:rsid="0017c66b" fo:background-color="transparent" loext:char-shading-value="0"/>
    </style:style>
    <style:style style:name="T22" style:family="text">
      <style:text-properties style:font-name="Consolas" fo:font-size="10.5pt" fo:font-weight="normal" officeooo:rsid="00168dca"/>
    </style:style>
    <style:style style:name="T23" style:family="text">
      <style:text-properties style:font-name="Consolas" fo:font-size="10.5pt" fo:font-style="italic" fo:font-weight="normal" officeooo:rsid="00161958" style:font-style-asian="italic" style:font-style-complex="italic"/>
    </style:style>
    <style:style style:name="T24" style:family="text">
      <style:text-properties style:font-name="Consolas" fo:font-size="10.5pt" fo:font-style="italic" fo:font-weight="normal" officeooo:rsid="0017c66b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Reporte</text:p>
      <text:p text:style-name="P3"/>
      <text:p text:style-name="P5"><text:span text:style-name="T1">El objetivo de la primer entrega es</text:span> simular la representación de ma<text:span text:style-name="T1">ll</text:span>as de átomos con patrones cuadrados o hexagonales con una periodicidad dada <text:span text:style-name="T11">con el fin de observar la nueva malla formada al colocar una sobre otra</text:span>, para esto usamos el lenguaje Python auxiliado con Jupyter Notebook.</text:p>
      <text:p text:style-name="P3"/>
      <text:p text:style-name="P9"><text:span text:style-name="T2">Se presentan</text:span><text:span text:style-name="T10"> varios métodos que usamos para cumplir nuestro propósito, para imprimir en pantalla (y en una imagen png si se requiere). </text:span><text:span text:style-name="T2">Tenemos</text:span><text:span text:style-name="T10"> el método </text:span><text:span text:style-name="T4">printPoints2(</text:span><text:span text:style-name="T6">p</text:span><text:span text:style-name="T4">List</text:span><text:span text:style-name="T6">1</text:span><text:span text:style-name="T4">,</text:span><text:span text:style-name="T6">p</text:span><text:span text:style-name="T4">List</text:span><text:span text:style-name="T6">2</text:span><text:span text:style-name="T4">,r)</text:span><text:span text:style-name="T10">, el cual </text:span><text:span text:style-name="T2">dibuja </text:span><text:span text:style-name="T12">en una sola imagen</text:span><text:span text:style-name="T10"> discos de radio r con centro en las posiciones dadas por las listas </text:span><text:span text:style-name="T12">p</text:span><text:span text:style-name="T10">List</text:span><text:span text:style-name="T12">1</text:span><text:span text:style-name="T10"> y </text:span><text:span text:style-name="T12">p</text:span><text:span text:style-name="T10">List</text:span><text:span text:style-name="T12">2</text:span><text:span text:style-name="T10"> </text:span><text:span text:style-name="T2">respectivamente</text:span><text:span text:style-name="T10">. </text:span><text:span text:style-name="T2">P</text:span><text:span text:style-name="T10">ara generar una </text:span><text:span text:style-name="T12">lista</text:span><text:span text:style-name="T10"> </text:span><text:span text:style-name="T12">con la posición </text:span><text:span text:style-name="T10">de puntos con simetría cuadrada usamos el método</text:span><text:span text:style-name="T4"> rectangles</text:span><text:span text:style-name="T5">(</text:span><text:span text:style-name="T4">nX,nY,pX,pY)</text:span><text:span text:style-name="T10"> donde nX y nY son el numero de veces que repetiremos en las direcciones 'x' y 'y', pX y pY la distancia entre ellos. De igual forma el método </text:span><text:span text:style-name="T4">hexagonal(nX,nY,p)</text:span><text:span text:style-name="T10"> genera una </text:span><text:span text:style-name="T12">lista de posiciones pero con estructura </text:span><text:span text:style-name="T10">hexagonal que se repite nX veces en la dirección x y nY veces en sus dirección en ángulo con un periodo P.</text:span></text:p>
      <text:p text:style-name="P3"/>
      <text:p text:style-name="P5">Pese <text:span text:style-name="T1">a</text:span> cumplir el objetivo, se vieron varias deficiencias, la primera es en el tiempo que <text:span text:style-name="T1">se toma</text:span> en graficar la maya, <text:span text:style-name="T1">otro problema</text:span> está <text:span text:style-name="T1">en </text:span>el hecho de que las Ma<text:span text:style-name="T1">ll</text:span>as creadas <text:span text:style-name="T1">se limitan a ser sólo</text:span> rectangulares (sus ángulos internos son rectos) o hexagonales regulares, además no <text:span text:style-name="T1">de no poderse</text:span> rotar.</text:p>
      <text:p text:style-name="P5"/>
      <text:p text:style-name="P5"/>
      <text:p text:style-name="P2">Segundo Reporte</text:p>
      <text:p text:style-name="P3"/>
      <text:p text:style-name="P6">Los objetivos para esta entrega son 2 principalmente, el primero es crear una nueva representación de ma<text:span text:style-name="T11">ll</text:span>a<text:span text:style-name="T11">s</text:span> usando sus Vectores constructores u y v pudiendo hacer que <text:span text:style-name="T13">con</text:span> esta<text:span text:style-name="T13">s</text:span> ma<text:span text:style-name="T11">ll</text:span>a<text:span text:style-name="T13">s</text:span> se puedan representar ‘átomos’ <text:span text:style-name="T13">ordenados</text:span> <text:span text:style-name="T13">con patrones</text:span> <text:span text:style-name="T13">tanto </text:span>cuadrad<text:span text:style-name="T13">o</text:span>s cómo hexagonales, pudiendo también <text:span text:style-name="T13">hacer que </text:span>el color de <text:span text:style-name="T13">los</text:span> ‘átomos’ <text:span text:style-name="T13">en cada celda de la malla puedan ser distintos. E</text:span>l segundo objetivo es poder rotar en un ángulo dado la maya.</text:p>
      <text:p text:style-name="P3"/>
      <text:p text:style-name="P7">En el nuevo código tenemos 2 clases, <text:span text:style-name="T3">‘</text:span><text:span text:style-name="T7">A</text:span><text:span text:style-name="T3">tomo’</text:span> que será la representación de los átomos contenidos en la ma<text:span text:style-name="T13">ll</text:span>a y <text:span text:style-name="T14">la clase</text:span> ‘<text:span text:style-name="T3">Ma</text:span><text:span text:style-name="T7">ll</text:span><text:span text:style-name="T3">a’</text:span> que es la representación de la ma<text:span text:style-name="T14">ll</text:span>a en si. La construcción de un objeto <text:span text:style-name="T3">‘</text:span><text:span text:style-name="T7">A</text:span><text:span text:style-name="T3">tomo’</text:span> requiere de entrada su posición (x,y) y opcionalmente el color con el que será dibujado, un Objeto Maya requiere por entrada 2 vectores constructores 'u' y 'v' y opcionalmente una variable 'Theta' que indicará el ángulo de rotación de la maya si es que esta está rotada, si no se especifica se le dará un valor 0 por default.</text:p>
      <text:p text:style-name="P7"/>
      <text:p text:style-name="P4"><text:span text:style-name="T19">Para crear los átomos en </text:span><text:span text:style-name="T18">una</text:span><text:span text:style-name="T19"> </text:span><text:span text:style-name="T18">M</text:span><text:span text:style-name="T19">alla usamos el </text:span><text:span text:style-name="T22">en dicha Malla el método ‘crea</text:span><text:span text:style-name="T18">(n,m,nAtms,colors)</text:span><text:span text:style-name="T22">’ </text:span><text:span text:style-name="T18">donde n y m son el número de veces que los vectores u y v de la malla respectivamente en sus 2 direcciones cada uno, nAtms el número de átomos dentro de cada celda de la malla (si es 1 se crean mallas con átomos en patrones cuadrados y si es 2 tendrán patrones hexagonales) y opcionalmente colors será una lista con los colores de los átomos en las celdas de la malla, si no se indica serán todos azules. Para ver en pantalla usamos</text:span><text:span text:style-name="T19"> el método </text:span><text:span text:style-name="T23">‘muestra’</text:span><text:span text:style-name="T17"> </text:span><text:span text:style-name="T19">que recibe una lista de Mallas y las imprime juntas en pantalla.</text:span></text:p>
      <text:p text:style-name="P4"><text:span text:style-name="T17"/></text:p>
      <text:p text:style-name="P10"><text:soft-page-break/><text:span text:style-name="T21">Se soluciona el problema del tiempo de </text:span><text:span text:style-name="T20">la impresión de la ma</text:span><text:span text:style-name="T21">ll</text:span><text:span text:style-name="T20">a en pantalla (y en un documento de imagen si así se indica) </text:span><text:span text:style-name="T21">con</text:span><text:span text:style-name="T20"> un cambio con respecto a la anterior usando la función scatter de matpltlib en lugar de patch reduciendo el tiempo de dibujo pero generando problemas en la representación cuando </text:span><text:span text:style-name="T21">la diferencia d</text:span><text:span text:style-name="T20">el tamaño </text:span><text:span text:style-name="T21">entre</text:span><text:span text:style-name="T20"> los Átomos con la Maya completa es muy </text:span><text:span text:style-name="T21">grande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8:15:28.590000000</meta:creation-date>
    <dc:date>2022-08-26T19:25:11.919000000</dc:date>
    <meta:editing-duration>PT26S</meta:editing-duration>
    <meta:editing-cycles>1</meta:editing-cycles>
    <meta:document-statistic meta:table-count="0" meta:image-count="0" meta:object-count="0" meta:page-count="2" meta:paragraph-count="9" meta:word-count="581" meta:character-count="3326" meta:non-whitespace-character-count="2754"/>
    <meta:generator>LibreOffice/7.3.3.2$Windows_X86_64 LibreOffice_project/d1d0ea68f081ee2800a922cac8f79445e4603348</meta:generator>
  </office:meta>
</office:document-meta>
</file>